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in" fo:margin-right="0in" fo:margin-top="0.0417in" fo:margin-bottom="0in" loext:contextual-spacing="false" fo:line-height="100%" fo:text-indent="0in" style:auto-text-indent="false"/>
    </style:style>
    <style:style style:name="P3" style:family="paragraph" style:parent-style-name="Standard">
      <style:paragraph-properties fo:margin-left="0in" fo:margin-right="0in" fo:margin-top="0.0417in" fo:margin-bottom="0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margin-top="0.0417in" fo:margin-bottom="0in" loext:contextual-spacing="false" fo:line-height="100%" fo:text-indent="0in" style:auto-text-indent="false"/>
      <style:text-properties fo:color="#1155cc" style:text-underline-style="solid" style:text-underline-width="auto" style:text-underline-color="font-color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21" style:family="paragraph" style:parent-style-name="Standard">
      <style:paragraph-properties fo:margin-left="0.5in" fo:margin-right="0in" fo:text-indent="0in" style:auto-text-indent="false"/>
    </style:style>
    <style:style style:name="P22" style:family="paragraph" style:parent-style-name="Standard" style:list-style-name="WWNum15">
      <style:paragraph-properties fo:margin-left="1in" fo:margin-right="0in" fo:text-indent="-0.25in" style:auto-text-indent="false"/>
    </style:style>
    <style:style style:name="P23" style:family="paragraph" style:parent-style-name="Heading_20_1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/>
    </style:style>
    <style:style style:name="T5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fdjk98kc6ygs"/>Техническое задание. <text:line-break/>Фетч, первая итерация</text:p>
      <text:p text:style-name="Standard">Интернет-магазин по продаже одежды, обуви и аксессуаров.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aznw2k6cxzag" text:style-name="Index_20_Link" text:visited-style-name="Index_20_Link"><text:span text:style-name="T1">Задача</text:span></text:a></text:p>
          <text:p text:style-name="P2"><text:a xlink:type="simple" xlink:href="#_6j25vp45raq1" text:style-name="Index_20_Link" text:visited-style-name="Index_20_Link"><text:span text:style-name="T2">Итерации</text:span></text:a></text:p>
          <text:p text:style-name="P2"><text:a xlink:type="simple" xlink:href="#_cs944d55fs2v" text:style-name="Index_20_Link" text:visited-style-name="Index_20_Link"><text:span text:style-name="T2">Страницы и элементы</text:span></text:a></text:p>
          <text:p text:style-name="P2"><text:a xlink:type="simple" xlink:href="#_uoj4mbk1zsnf" text:style-name="Index_20_Link" text:visited-style-name="Index_20_Link"><text:span text:style-name="T1">Всплывающие окна</text:span></text:a></text:p>
          <text:p text:style-name="P2"><text:a xlink:type="simple" xlink:href="#_n3i8q6xkmju9" text:style-name="Index_20_Link" text:visited-style-name="Index_20_Link"><text:span text:style-name="T2">Шаблоны электронных писем</text:span></text:a></text:p>
          <text:p text:style-name="P2"><text:a xlink:type="simple" xlink:href="#_l1c3684egu1u" text:style-name="Index_20_Link" text:visited-style-name="Index_20_Link"><text:span text:style-name="T2">Интеграции</text:span></text:a></text:p>
          <text:p text:style-name="P2"><text:a xlink:type="simple" xlink:href="#_avos356u3im3" text:style-name="Index_20_Link" text:visited-style-name="Index_20_Link"><text:span text:style-name="T2">Дополнительно</text:span></text:a></text:p>
          <text:p text:style-name="P2"><text:a xlink:type="simple" xlink:href="#_1vbxkyn1y4w1" text:style-name="Index_20_Link" text:visited-style-name="Index_20_Link"><text:span text:style-name="T2">Технические характеристики сайта</text:span></text:a></text:p>
          <text:p text:style-name="P4"/>
        </text:index-body>
      </text:table-of-content>
      <text:p text:style-name="Heading_20_2"><text:bookmark text:name="_aznw2k6cxzag"/>Задача</text:p>
      <text:p text:style-name="Standard">Запустить онлайн-магазин по продаже одежды, обуви и аксессуаров. В первой итерации делаем минимум: каталог, карточку товара, оформление заказа, главную страницу и страницу с информацией о магазине.</text:p>
      <text:p text:style-name="Heading_20_2"><text:bookmark text:name="_6j25vp45raq1"/>Итерации</text:p>
      <text:p text:style-name="Heading_20_3"><text:bookmark text:name="_cjnk0ebc2iba"/>Первая итерация, лето 2019</text:p>
      <text:list xml:id="list1960510169" text:style-name="WWNum9">
        <text:list-item>
          <text:p text:style-name="P6">Каталог с возможностью покупки товара</text:p>
        </text:list-item>
        <text:list-item>
          <text:p text:style-name="P6">Оформление заказа с доставкой по почте или курьером и оплатой картой онлайн</text:p>
        </text:list-item>
      </text:list>
      <text:p text:style-name="Heading_20_3"><text:bookmark text:name="_o7sp8jo430ri"/>Не будет в первой итерации</text:p>
      <text:list xml:id="list1496904386" text:style-name="WWNum1">
        <text:list-item>
          <text:p text:style-name="P7">Выбор способов оплаты</text:p>
        </text:list-item>
        <text:list-item>
          <text:p text:style-name="P7"><text:soft-page-break/>Раздел блога и статьи</text:p>
        </text:list-item>
        <text:list-item>
          <text:p text:style-name="P7">Фильтры в каталоге</text:p>
        </text:list-item>
        <text:list-item>
          <text:p text:style-name="P7">Почтовые шаблоны для рассылок</text:p>
        </text:list-item>
        <text:list-item>
          <text:p text:style-name="P7">Регистрация и вход пользователей</text:p>
        </text:list-item>
        <text:list-item>
          <text:p text:style-name="P7">Личный кабинет</text:p>
        </text:list-item>
        <text:list-item>
          <text:p text:style-name="P7">Программа лояльности</text:p>
        </text:list-item>
      </text:list>
      <text:p text:style-name="Standard"/>
      <text:p text:style-name="Heading_20_2"><text:bookmark text:name="_cs944d55fs2v"/>Страницы и элементы</text:p>
      <text:p text:style-name="Standard">На каждой странице, кроме оформления заказа, присутствуют шапка и подвал. В оформлении заказа, чтобы улучшить конверсию, нет шапки и используется упрощённый подвал.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7fvyhh9wue2p" text:style-name="Index_20_Link" text:visited-style-name="Index_20_Link"><text:span text:style-name="T1">Шапка</text:span></text:a></text:p>
          <text:p text:style-name="P2"><text:a xlink:type="simple" xlink:href="#_qbq6eyt1ipto" text:style-name="Index_20_Link" text:visited-style-name="Index_20_Link"><text:span text:style-name="T2">Подвал</text:span></text:a></text:p>
          <text:p text:style-name="P2"><text:a xlink:type="simple" xlink:href="#_fl2167ncddbt" text:style-name="Index_20_Link" text:visited-style-name="Index_20_Link"><text:span text:style-name="T2">Главная страница</text:span></text:a></text:p>
          <text:p text:style-name="P2"><text:a xlink:type="simple" xlink:href="#_3zm2azhqo6q7" text:style-name="Index_20_Link" text:visited-style-name="Index_20_Link"><text:span text:style-name="T1">Каталог</text:span></text:a></text:p>
          <text:p text:style-name="P2"><text:a xlink:type="simple" xlink:href="#_pw5vugbphx9o" text:style-name="Index_20_Link" text:visited-style-name="Index_20_Link"><text:span text:style-name="T1">Карточка товара</text:span></text:a></text:p>
          <text:p text:style-name="P2"><text:a xlink:type="simple" xlink:href="#_tqkrmfoq05pv" text:style-name="Index_20_Link" text:visited-style-name="Index_20_Link"><text:span text:style-name="T1">Оформление заказа</text:span></text:a></text:p>
          <text:p text:style-name="P2"><text:a xlink:type="simple" xlink:href="#_m91gdnprrtmp" text:style-name="Index_20_Link" text:visited-style-name="Index_20_Link"><text:span text:style-name="T1">Успешное оформление заказа</text:span></text:a></text:p>
          <text:p text:style-name="P2"><text:a xlink:type="simple" xlink:href="#_bc36unlzv8zg" text:style-name="Index_20_Link" text:visited-style-name="Index_20_Link"><text:span text:style-name="T1">Внутренняя страница с информацией о магазине</text:span></text:a></text:p>
          <text:p text:style-name="P4"/>
        </text:index-body>
      </text:table-of-content>
      <text:p text:style-name="Heading_20_3"><text:bookmark text:name="_7fvyhh9wue2p"/>Шапка</text:p>
      <text:p text:style-name="Standard">Шапка сайта может быть в двух вариантах: светлом и тёмном. Тёмный вариант используется на главной странице для отдельных слайдов главного слайдера (см. логику ниже).</text:p>
      <text:list xml:id="list1774457783" text:style-name="WWNum7">
        <text:list-item>
          <text:p text:style-name="P8"><text:soft-page-break/><text:span text:style-name="T5">Название сайта<text:line-break/></text:span>Клик по названию на любой странице, кроме главной, возвращает на главную.</text:p>
        </text:list-item>
        <text:list-item>
          <text:p text:style-name="P8"><text:span text:style-name="T5">Навигация по основным разделам сайта</text:span></text:p>
        </text:list-item>
        <text:list-item>
          <text:p text:style-name="P8"><text:span text:style-name="T5">Ссылка на оформление заказа со счётчиком товаров в корзине</text:span></text:p>
        </text:list-item>
      </text:list>
      <text:p text:style-name="Heading_20_3"><text:bookmark text:name="_qbq6eyt1ipto"/>Подвал</text:p>
      <text:list xml:id="list1489690194" text:style-name="WWNum6">
        <text:list-item>
          <text:p text:style-name="P9"><text:span text:style-name="T5">Навигация по сайту, список разделов каталога</text:span></text:p>
        </text:list-item>
        <text:list-item>
          <text:p text:style-name="P9"><text:span text:style-name="T5">Блоки копирайта, дополнительной информации и ссылок</text:span></text:p>
        </text:list-item>
      </text:list>
      <text:p text:style-name="P1"/>
      <text:p text:style-name="Heading_20_3"><text:bookmark text:name="_fl2167ncddbt"/>Главная страница</text:p>
      <text:list xml:id="list2768252551" text:style-name="WWNum13">
        <text:list-item>
          <text:p text:style-name="P10"><text:span text:style-name="T5">Большой слайдер</text:span><text:line-break/>Для слайдера предусмотрена возможность указать для цвет шапки и текста слайдера для каждого слайда. Например, указать для яркого слайда тёмную шапку и чёрный цвет текста.</text:p>
        </text:list-item>
        <text:list-item>
          <text:p text:style-name="P10"><text:span text:style-name="T5">Текстовая информация о сайте</text:span></text:p>
        </text:list-item>
        <text:list-item>
          <text:p text:style-name="P10"><text:span text:style-name="T5">Навигация по каталогу, список разделов</text:span></text:p>
        </text:list-item>
        <text:list-item>
          <text:p text:style-name="P10"><text:span text:style-name="T5">Сетка промо-блоков</text:span><text:line-break/>В первой итерации промо-блоки верстаются и собираются вручную. В дальнейших итерациях планируется создание интерфейса для менеджеров в админке.</text:p>
        </text:list-item>
      </text:list>
      <text:p text:style-name="Heading_20_3"><text:bookmark text:name="_3zm2azhqo6q7"/>Каталог</text:p>
      <text:list xml:id="list3575975967" text:style-name="WWNum8">
        <text:list-item>
          <text:p text:style-name="P11"><text:span text:style-name="T5">Список товаров</text:span></text:p>
        </text:list-item>
        <text:list-item>
          <text:p text:style-name="P11"><text:span text:style-name="T5">Постраничная навигация</text:span></text:p>
        </text:list-item>
      </text:list>
      <text:p text:style-name="Heading_20_3"><text:bookmark text:name="_pw5vugbphx9o"/>Карточка товара</text:p>
      <text:list xml:id="list3888169065" text:style-name="WWNum2">
        <text:list-item>
          <text:p text:style-name="P12"><text:span text:style-name="T5">Название и тип товара</text:span></text:p>
        </text:list-item>
        <text:list-item>
          <text:p text:style-name="P12"><text:span text:style-name="T5">Выбор торгового предложения и покупка</text:span><text:line-break/>Внутри блока можно выбрать цвет, размер и другие параметры. Есть ссылка, открывающая всплывающее окно с таблицей размеров. После нажатия кнопки покупки, товар добавляется в корзину, в шапке сайта обновляется счётчик товаров в корзине.</text:p>
        </text:list-item>
        <text:list-item>
          <text:p text:style-name="P12"><text:span text:style-name="T5">Информация о товаре<text:line-break/></text:span>Набор блоков с заголовками и содержимым. Формируется из свойств товара в базе данных.</text:p>
        </text:list-item>
        <text:list-item>
          <text:p text:style-name="P12"><text:span text:style-name="T5">Слайдер фотографий товара</text:span></text:p>
        </text:list-item>
        <text:list-item>
          <text:p text:style-name="P12"><text:span text:style-name="T5">Слайдер товаров<text:line-break/></text:span>Рекомендации, недавно просмотренные товары или отдельный набор товаров. </text:p>
        </text:list-item>
      </text:list>
      <text:p text:style-name="Heading_20_3"><text:bookmark text:name="_tqkrmfoq05pv"/><text:soft-page-break/>Оформление заказа</text:p>
      <text:list xml:id="list1985234920" text:style-name="WWNum11">
        <text:list-item>
          <text:p text:style-name="P13"><text:span text:style-name="T5">Корзина</text:span><text:line-break/>Список товаров и общая стоимость заказа.</text:p>
        </text:list-item>
        <text:list-item>
          <text:p text:style-name="P13"><text:span text:style-name="T5">Форма оформления заказа</text:span><text:line-break/>Предусмотрена нативная браузерная валидация поля электронной почты и номера телефона</text:p>
        </text:list-item>
        <text:list-item>
          <text:p text:style-name="P13"><text:span text:style-name="T5">Упрощённый подвал</text:span></text:p>
        </text:list-item>
      </text:list>
      <text:p text:style-name="Heading_20_3"><text:bookmark text:name="_m91gdnprrtmp"/>Успешное оформление заказа</text:p>
      <text:list xml:id="list1678356397" text:style-name="WWNum12">
        <text:list-item>
          <text:p text:style-name="P14"><text:span text:style-name="T5">Сообщение об успехе</text:span><text:line-break/>Содержит номер заказа и ссылки на главную или в каталог.</text:p>
        </text:list-item>
        <text:list-item>
          <text:p text:style-name="P14"><text:span text:style-name="T5">Слайдер товаров<text:line-break/></text:span>Рекомендации, недавно просмотренные товары или отдельный набор товаров. </text:p>
        </text:list-item>
      </text:list>
      <text:p text:style-name="Heading_20_3"><text:bookmark text:name="_bc36unlzv8zg"/>Внутренняя страница с информацией о магазине</text:p>
      <text:list xml:id="list2048361565" text:style-name="WWNum5">
        <text:list-item>
          <text:p text:style-name="P15"><text:span text:style-name="T5">Текст о магазине</text:span></text:p>
        </text:list-item>
        <text:list-item>
          <text:p text:style-name="P15"><text:span text:style-name="T5">Контактная информация</text:span><text:line-break/>Адрес и юридические данные.</text:p>
        </text:list-item>
      </text:list>
      <text:p text:style-name="P21"/>
      <text:p text:style-name="Heading_20_2"><text:bookmark text:name="_uoj4mbk1zsnf"/>Всплывающие окна</text:p>
      <text:p text:style-name="Standard">Всплывающие окна открываются по ссылкам. Закрыть окно можно кнопкой крестика внутри всплывающего окна или нажатием клавиши эскейп.</text:p>
      <text:p text:style-name="Standard"/>
      <text:list xml:id="list3241433528" text:style-name="WWNum3">
        <text:list-item>
          <text:p text:style-name="P16"><text:span text:style-name="T5">Таблица размеров</text:span><text:line-break/>В первой итерации таблица размеров верстается вручную и не может редактироваться без вмешательства разработчика.</text:p>
        </text:list-item>
        <text:list-item>
          <text:p text:style-name="P16"><text:span text:style-name="T5">Правила обработки персональных данных</text:span></text:p>
        </text:list-item>
      </text:list>
      <text:p text:style-name="P21">В первой итерации таблица верстается вручную и не может редактироваться без вмешательства разработчика.</text:p>
      <text:p text:style-name="Heading_20_2"><text:bookmark text:name="_n3i8q6xkmju9"/>Шаблоны электронных писем</text:p>
      <text:p text:style-name="P5">В первой итерации не делаем почтовых шаблонов. Все рассылки оформляются обычным текстом.</text:p>
      <text:p text:style-name="Heading_20_2"><text:bookmark text:name="_l1c3684egu1u"/>Интеграции</text:p>
      <text:p text:style-name="Heading_20_3"><text:bookmark text:name="_f9yuthp9tem6"/>Метрики</text:p>
      <text:p text:style-name="Standard"><text:soft-page-break/>Устанавливаем счётчики Яндекс.Метрики.</text:p>
      <text:p text:style-name="Heading_20_3"><text:bookmark text:name="_1ngt34yxv43h"/>Эквайринг Сбербанка</text:p>
      <text:p text:style-name="Standard">Предусмотрена интеграция Битрикса с эквайрингом Сбербанка. В эквайринге настраивается работа с ОФД и физической кассой.</text:p>
      <text:p text:style-name="Heading_20_2"><text:bookmark text:name="_avos356u3im3"/>Дополнительно</text:p>
      <text:p text:style-name="Heading_20_3"><text:bookmark text:name="_jwbmmt23wx67"/>Складской учёт</text:p>
      <text:p text:style-name="Standard">Осуществляется средствами Битрикса, сторонние сервисы не используются.</text:p>
      <text:p text:style-name="Heading_20_3"><text:bookmark text:name="_tlbm83dwix2c"/>Резервирование товаров</text:p>
      <text:p text:style-name="Standard">При начале оформления заказа, товары резервируются на один день.</text:p>
      <text:p text:style-name="Heading_20_3"><text:bookmark text:name="_o2tru6iels7"/>Способы доставки</text:p>
      <text:list xml:id="list2769166424" text:style-name="WWNum14">
        <text:list-item>
          <text:p text:style-name="P17">Бесплатная курьерская доставка.</text:p>
        </text:list-item>
      </text:list>
      <text:p text:style-name="Heading_20_3"><text:bookmark text:name="_8fghifgp4b2j"/>Способы оплаты</text:p>
      <text:list xml:id="list2949244993" text:style-name="WWNum10">
        <text:list-item>
          <text:p text:style-name="P18">Оплата по карте. Оплата происходит в айфрейме после оформления заказа, используется эквайринг Сбербанка.<text:line-break/></text:p>
        </text:list-item>
      </text:list>
      <text:p text:style-name="Standard">Физическая касса, онлайн ОФД и эквайринг.</text:p>
      <text:p text:style-name="Standard"/>
      <text:p text:style-name="Heading_20_3"><text:bookmark text:name="_gbk600f6gxmk"/>Рассылки</text:p>
      <text:p text:style-name="Standard">В первой итерации рассылки отсутствуют.</text:p>
      <text:p text:style-name="Heading_20_3"><text:bookmark text:name="_nhm1zbntrflm"/>Первичная выгрузка</text:p>
      <text:p text:style-name="Standard">Для первичной выгрузки используется набор Эксель-таблиц. Дальнейшая работа с товарами — через админку. В следующих итерациях планируется интеграция с 1С-УТ.</text:p>
      <text:p text:style-name="Heading_20_3"><text:bookmark text:name="_t65ohpq907lb"/>Микроразметка</text:p>
      <text:p text:style-name="Standard">Элементы вёрстки микроразмечены: все меню навигации, список товаров, карточка товара, контакты, блок о магазине.</text:p>
      <text:p text:style-name="Heading_20_2"><text:bookmark text:name="_1vbxkyn1y4w1"/>Технические характеристики сайта</text:p>
      <text:p text:style-name="Heading_20_3"><text:bookmark text:name="_pnn89219w2cr"/><text:soft-page-break/>Движок сайта</text:p>
      <text:p text:style-name="Standard">Сайт работает на <text:a xlink:type="simple" xlink:href="https://www.1c-bitrix.ru/products/cms/license.php" text:style-name="ListLabel_20_136" text:visited-style-name="ListLabel_20_136"><text:span text:style-name="T1">1С-Битрикс: Управление сайтом, редакции Малый бизнес</text:span></text:a>.</text:p>
      <text:p text:style-name="Standard">Лицензия покупается перед запуском, на случай, если упрёмся в ограничения редакции при разработке. Настраиваем регулярное создание резервных копий в облако Битрикс.</text:p>
      <text:p text:style-name="Standard"/>
      <text:p text:style-name="Standard">Разработка и тестирование ведётся на сервере разработчика, перед запуском покупаем боевой хостинг нужной конфигурации.</text:p>
      <text:p text:style-name="Heading_20_3"><text:bookmark text:name="_gfy0hdkws64u"/>Адаптивная вёрстка</text:p>
      <text:p text:style-name="Standard">Вёрстка страниц подстраивается под устройства. Для упрощения создания и поддержки, не делается отдельная планшетная версия, на планшетных разрешениях срабатывает мобильная версия.</text:p>
      <text:p text:style-name="Standard"/>
      <text:list xml:id="list2453776804" text:style-name="WWNum4">
        <text:list-item>
          <text:p text:style-name="P19">Мобильная версия сайта — экраны шириной от 320 до 1199 пикселей</text:p>
        </text:list-item>
        <text:list-item>
          <text:p text:style-name="P19">Обычная версия — экраны шириной от 1200 пикселей</text:p>
        </text:list-item>
      </text:list>
      <text:p text:style-name="Heading_20_3"><text:bookmark text:name="_1kt91rtpt4by"/>Поддержка браузеров</text:p>
      <text:p text:style-name="Standard">Вёрстка корректно отображается в браузерах и на устройствах. Версия браузера — последняя на момент запуска сайта, если не указана конкретная.</text:p>
      <text:p text:style-name="Standard"/>
      <text:p text:style-name="Standard">Интернет Эксплорер не поддерживаем. Если после запуска сайта и сбора метрик выяснится, что трафика с Эксплорера много, то его поддержка добавляется в рамках поддержки сайта.</text:p>
      <text:p text:style-name="Standard"/>
      <text:list xml:id="list1911381202" text:style-name="WWNum15">
        <text:list-item>
          <text:p text:style-name="P20">Windows 10</text:p>
          <text:list>
            <text:list-item>
              <text:p text:style-name="P22">Google Chrome</text:p>
            </text:list-item>
            <text:list-item>
              <text:p text:style-name="P22">Yandex.Browser</text:p>
            </text:list-item>
            <text:list-item>
              <text:p text:style-name="P22">Mozilla Firefox</text:p>
            </text:list-item>
            <text:list-item>
              <text:p text:style-name="P22">Opera</text:p>
            </text:list-item>
            <text:list-item>
              <text:p text:style-name="P22">MS Edge</text:p>
            </text:list-item>
          </text:list>
        </text:list-item>
        <text:list-item>
          <text:p text:style-name="P20"><text:soft-page-break/>MacOS</text:p>
          <text:list>
            <text:list-item>
              <text:p text:style-name="P22">Safari</text:p>
            </text:list-item>
            <text:list-item>
              <text:p text:style-name="P22">Google Chrome</text:p>
            </text:list-item>
            <text:list-item>
              <text:p text:style-name="P22">Yandex.Browser</text:p>
            </text:list-item>
            <text:list-item>
              <text:p text:style-name="P22">Mozilla Firefox</text:p>
            </text:list-item>
            <text:list-item>
              <text:p text:style-name="P22">Opera</text:p>
            </text:list-item>
          </text:list>
        </text:list-item>
        <text:list-item>
          <text:p text:style-name="P20">Android</text:p>
          <text:list>
            <text:list-item>
              <text:p text:style-name="P22">Google Chrome</text:p>
            </text:list-item>
          </text:list>
        </text:list-item>
        <text:list-item>
          <text:p text:style-name="P20">iOS</text:p>
          <text:list>
            <text:list-item>
              <text:p text:style-name="P22">Safari</text:p>
            </text:list-item>
            <text:list-item>
              <text:p text:style-name="P22">Google Chrome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 fo:font-weight="bold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36" style:display-name="ListLabel 136" style:family="text">
      <style:text-properties fo:color="#1155cc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3" meta:word-count="805" meta:character-count="5777" meta:non-whitespace-character-count="5142"/>
    <meta:generator>LibreOfficeDev/6.0.5.2$Linux_X86_64 LibreOffice_project/</meta:generator>
  </office:meta>
</office:document-meta>
</file>